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0CompositionRecord" table:style-name="ta1">
        <table:shapes>
          <draw:frame draw:z-index="0" draw:style-name="gr1" draw:text-style-name="P1" svg:width="1552.76pt" svg:height="637.43pt" svg:x="-1.56pt" svg:y="0pt">
            <draw:object draw:notify-on-update-of-ranges="30CompositionRecord.C1:30CompositionRecord.C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/00/0000</text:date>, <text:time style:data-style-name="N2" text:time-value="18:37:57.279378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5T18:38:29.481297460</dc:date>
    <meta:editing-duration>PT2M58S</meta:editing-duration>
    <meta:editing-cycles>2</meta:editing-cycles>
    <meta:generator>LibreOffice/6.0.7.3$Linux_X86_64 LibreOffice_project/00m0$Build-3</meta:generator>
    <meta:document-statistic meta:table-count="1" meta:cell-count="5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4.779cm" svg:height="22.488cm" xlink:href=".." xlink:type="simple" chart:class="chart:line" chart:style-name="ch1">
        <chart:legend chart:legend-position="end" svg:x="51.927cm" svg:y="10.945cm" style:legend-expansion="high" chart:style-name="ch2"/>
        <chart:plot-area chart:style-name="ch3" table:cell-range-address="30CompositionRecord.C1:30CompositionRecord.C104" svg:x="6.502cm" svg:y="0.217cm" svg:width="40.77cm" svg:height="19.904cm">
          <chartooo:coordinate-region svg:x="7.309cm" svg:y="0.416cm" svg:width="39.963cm" svg:height="18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30CompositionRecord.C1:30CompositionRecord.C104" chart:class="chart:line">
            <chart:data-point chart:repeated="1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30CompositionRecord.C1:30CompositionRecord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